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system-ui, apple-system, 'Segoe UI', Roboto, Ubuntu, Cantarell, 'Noto Sans', sans-serif, Arial, 'PingFang SC', 'Source Han Sans SC', 'Microsoft YaHei UI', 'Microsoft YaHei', 'Noto Sans CJK SC', sans-serif"/>
    <style:font-face style:name="inherit" svg:font-family="inherit"/>
  </office:font-face-decls>
  <office:automatic-styles>
    <style:style style:name="P1" style:family="paragraph" style:parent-style-name="Heading_20_3">
      <style:text-properties fo:font-variant="normal" fo:text-transform="none" fo:color="#000000" loext:opacity="90%" style:font-name="apple-system" fo:font-size="12pt" fo:letter-spacing="normal" fo:font-style="normal" fo:font-weight="bold" officeooo:rsid="000d5151" officeooo:paragraph-rsid="000d5151"/>
    </style:style>
    <style:style style:name="P2" style:family="paragraph" style:parent-style-name="Heading_20_3">
      <style:text-properties fo:font-variant="normal" fo:text-transform="none" fo:color="#000000" loext:opacity="90%" style:font-name="apple-system" fo:font-size="12pt" fo:letter-spacing="normal" fo:font-style="normal" fo:font-weight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2709in" fo:orphans="2" fo:widows="2" fo:text-indent="0in" style:auto-text-indent="false"/>
    </style:style>
    <style:style style:name="P4" style:family="paragraph" style:parent-style-name="Heading_20_4">
      <style:paragraph-properties fo:margin-left="0in" fo:margin-right="0in" fo:margin-top="0in" fo:margin-bottom="0.1665in" style:contextual-spacing="false" style:line-height-at-least="0.2709in" fo:orphans="2" fo:widows="2" fo:text-indent="0in" style:auto-text-indent="false" fo:padding="0in" fo:border="none"/>
      <style:text-properties fo:font-variant="normal" fo:text-transform="none" fo:color="#000000" loext:opacity="90%" style:font-name="apple-system" fo:font-size="12pt" fo:letter-spacing="normal" fo:font-style="normal" fo:font-weight="bold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style:line-height-at-least="0.2709in" fo:orphans="2" fo:widows="2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.0417in" fo:margin-right="0.0417in" fo:margin-top="0in" fo:margin-bottom="0in" style:contextual-spacing="false" style:line-height-at-least="0.2709in" fo:orphans="2" fo:widows="2" fo:text-indent="0in" style:auto-text-indent="false" fo:padding="0in" fo:border="none"/>
      <style:text-properties fo:font-variant="normal" fo:text-transform="none" fo:color="#000000" loext:opacity="90%" style:font-name="inherit" fo:font-size="12pt" fo:letter-spacing="normal" fo:font-style="normal" fo:font-weight="normal" loext:padding="0in" loext:border="none"/>
    </style:style>
    <style:style style:name="P7" style:family="paragraph" style:parent-style-name="Text_20_body" style:list-style-name="L1">
      <style:paragraph-properties fo:margin-left="0.0417in" fo:margin-right="0.0417in" fo:margin-top="0in" fo:margin-bottom="0in" style:contextual-spacing="false" style:line-height-at-least="0.2709in" fo:orphans="2" fo:widows="2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style:line-height-at-least="0.2709in" fo:orphans="2" fo:widows="2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.0417in" fo:margin-right="0.0417in" fo:margin-top="0in" fo:margin-bottom="0in" style:contextual-spacing="false" style:line-height-at-least="0.2709in" fo:orphans="2" fo:widows="2" fo:text-indent="0in" style:auto-text-indent="false" fo:padding="0in" fo:border="none"/>
      <style:text-properties fo:font-variant="normal" fo:text-transform="none" fo:color="#000000" loext:opacity="90%" style:font-name="inherit" fo:font-size="12pt" fo:letter-spacing="normal" fo:font-style="normal" fo:font-weight="normal" loext:padding="0in" loext:border="none"/>
    </style:style>
    <style:style style:name="P10" style:family="paragraph" style:parent-style-name="Text_20_body" style:list-style-name="L3">
      <style:paragraph-properties fo:margin-left="0in" fo:margin-right="0in" fo:margin-top="0in" fo:margin-bottom="0in" style:contextual-spacing="false" style:line-height-at-least="0.2709in" fo:orphans="2" fo:widows="2" fo:text-indent="0in" style:auto-text-indent="false" fo:padding="0in" fo:border="none"/>
    </style:style>
    <style:style style:name="P11" style:family="paragraph" style:parent-style-name="Text_20_body" style:list-style-name="L3">
      <style:paragraph-properties fo:margin-left="0.0417in" fo:margin-right="0.0417in" fo:margin-top="0in" fo:margin-bottom="0in" style:contextual-spacing="false" style:line-height-at-least="0.2709in" fo:orphans="2" fo:widows="2" fo:text-indent="0in" style:auto-text-indent="false" fo:padding="0in" fo:border="none"/>
      <style:text-properties fo:font-variant="normal" fo:text-transform="none" fo:color="#000000" loext:opacity="90%" style:font-name="inherit" fo:font-size="12pt" fo:letter-spacing="normal" fo:font-style="normal" fo:font-weight="normal" loext:padding="0in" loext:border="none"/>
    </style:style>
    <style:style style:name="P12" style:family="paragraph" style:parent-style-name="Text_20_body" style:list-style-name="L4">
      <style:paragraph-properties fo:margin-left="0in" fo:margin-right="0in" fo:margin-top="0in" fo:margin-bottom="0in" style:contextual-spacing="false" style:line-height-at-least="0.2709in" fo:orphans="2" fo:widows="2" fo:text-indent="0in" style:auto-text-indent="false" fo:padding="0in" fo:border="none"/>
    </style:style>
    <style:style style:name="P13" style:family="paragraph" style:parent-style-name="Text_20_body" style:list-style-name="L4">
      <style:paragraph-properties fo:margin-left="0.0417in" fo:margin-right="0.0417in" fo:margin-top="0in" fo:margin-bottom="0in" style:contextual-spacing="false" style:line-height-at-least="0.2709in" fo:orphans="2" fo:widows="2" fo:text-indent="0in" style:auto-text-indent="false" fo:padding="0in" fo:border="none"/>
      <style:text-properties fo:font-variant="normal" fo:text-transform="none" fo:color="#000000" loext:opacity="90%" style:font-name="inherit" fo:font-size="12pt" fo:letter-spacing="normal" fo:font-style="normal" fo:font-weight="normal" loext:padding="0in" loext:border="none"/>
    </style:style>
    <style:style style:name="P14" style:family="paragraph" style:parent-style-name="Text_20_body" style:list-style-name="L5">
      <style:paragraph-properties fo:margin-left="0in" fo:margin-right="0in" fo:margin-top="0in" fo:margin-bottom="0in" style:contextual-spacing="false" style:line-height-at-least="0.2709in" fo:orphans="2" fo:widows="2" fo:text-indent="0in" style:auto-text-indent="false" fo:padding="0in" fo:border="none"/>
    </style:style>
    <style:style style:name="P15" style:family="paragraph" style:parent-style-name="Text_20_body">
      <style:paragraph-properties fo:margin-left="0in" fo:margin-right="0in" fo:margin-top="0in" fo:margin-bottom="0.1665in" style:contextual-spacing="false" style:line-height-at-least="0.2709in" fo:orphans="2" fo:widows="2" fo:text-indent="0in" style:auto-text-indent="false"/>
      <style:text-properties fo:font-variant="normal" fo:text-transform="none" fo:color="#000000" loext:opacity="90%" style:font-name="apple-system" fo:font-size="12pt" fo:letter-spacing="normal" fo:font-style="normal" fo:font-weight="normal" loext:padding="0in" loext:border="none"/>
    </style:style>
    <style:style style:name="T1" style:family="text">
      <style:text-properties fo:font-variant="normal" fo:text-transform="none" fo:color="#000000" loext:opacity="90%" style:font-name="inherit" fo:font-size="12pt" fo:letter-spacing="normal" fo:font-style="italic" fo:font-weight="normal" loext:padding="0in" loext:border="none"/>
    </style:style>
    <style:style style:name="T2" style:family="text">
      <style:text-properties fo:font-variant="normal" fo:text-transform="none" fo:color="#000000" loext:opacity="90%" style:font-name="apple-system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000000" loext:opacity="90%" style:font-name="inherit" fo:font-size="12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000000" loext:opacity="90%" style:font-name="inherit" fo:font-size="12pt" fo:letter-spacing="normal" fo:font-style="normal" fo:font-weight="normal" loext:padding="0in" loext:border="none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Written by Kimi.com (a Chinese AI)</text:h>
      <text:h text:style-name="P2" text:outline-level="3"/>
      <text:h text:style-name="P2" text:outline-level="3">Historical Sketch of Niggli Reduction</text:h>
      <text:p text:style-name="P3"><text:span text:style-name="Emphasis"><text:span text:style-name="T1">In the beginning</text:span></text:span><text:span text:style-name="T2"> – long before computers or serial crystallography – mineralogists simply needed a unique, short “name tag” for every crystal lattice.<text:line-break/>The story of how that tag came to be written is the story of the Niggli-reduced cell.</text:span></text:p>
      <text:p text:style-name="Horizontal_20_Line"/>
      <text:h text:style-name="P4" text:outline-level="4">19th-century roots: quadratic forms meet crystallography</text:h>
      <text:list text:style-name="L1">
        <text:list-item>
          <text:p text:style-name="P5"><text:span text:style-name="Strong_20_Emphasis"><text:span text:style-name="T3">1831</text:span></text:span><text:span text:style-name="T4"> C. F. Gauss shows how to shorten the basis of a 2-D lattice.</text:span></text:p>
        </text:list-item>
        <text:list-item>
          <text:p text:style-name="P5"><text:span text:style-name="Strong_20_Emphasis"><text:span text:style-name="T3">1851</text:span></text:span><text:span text:style-name="T4"> Gotthold Eisenstein extends the idea to </text:span><text:span text:style-name="Strong_20_Emphasis"><text:span text:style-name="T3">ternary positive-definite quadratic forms</text:span></text:span><text:span text:style-name="T4">—exactly the mathematics a 3-D lattice metric tensor obeys. His inequalities already contain the germs of what will later be called “Niggli conditions” </text:span></text:p>
          <text:p text:style-name="P6">.</text:p>
        </text:list-item>
        <text:list-item>
          <text:p text:style-name="P7"><text:span text:style-name="Strong_20_Emphasis"><text:span text:style-name="T3">1874</text:span></text:span><text:span text:style-name="T4"> Eduard Selling proposes an alternative set of inequalities (Selling reduction) that is faster to test, but produces a non-unique cell .</text:span></text:p>
        </text:list-item>
      </text:list>
      <text:p text:style-name="Horizontal_20_Line"/>
      <text:h text:style-name="P4" text:outline-level="4">Early 20th century: the cell becomes a practical tool</text:h>
      <text:list text:style-name="L2">
        <text:list-item>
          <text:p text:style-name="P8"><text:span text:style-name="Strong_20_Emphasis"><text:span text:style-name="T3">1928</text:span></text:span><text:span text:style-name="T4"> Paul Niggli, editing the </text:span><text:span text:style-name="Emphasis"><text:span text:style-name="T1">Handbuch der Experimentalphysik</text:span></text:span><text:span text:style-name="T4">, translates Eisenstein’s algebraic rules into crystallographic language and publishes the first complete </text:span><text:span text:style-name="Strong_20_Emphasis"><text:span text:style-name="T3">Niggli table</text:span></text:span><text:span text:style-name="T4"> linking reduced-cell constants to the 14 Bravais types. The “Niggli cell” is born—</text:span><text:span text:style-name="Strong_20_Emphasis"><text:span text:style-name="T3">unique</text:span></text:span><text:span text:style-name="T4">, </text:span><text:span text:style-name="Strong_20_Emphasis"><text:span text:style-name="T3">primitive</text:span></text:span><text:span text:style-name="T4">, and </text:span><text:span text:style-name="Strong_20_Emphasis"><text:span text:style-name="T3">metrically shortest</text:span></text:span><text:span text:style-name="T4"> </text:span></text:p>
          <text:p text:style-name="P9">.</text:p>
        </text:list-item>
        <text:list-item>
          <text:p text:style-name="P8"><text:span text:style-name="Strong_20_Emphasis"><text:span text:style-name="T3">1933</text:span></text:span><text:span text:style-name="T4"> Boris N. Delaunay (often spelled Delone) popularises Selling’s approach and supplies similar look-up tables; for a while both methods appear side-by-side in the first edition of </text:span><text:span text:style-name="Emphasis"><text:span text:style-name="T1">International Tables for X-Ray Crystallography</text:span></text:span><text:span text:style-name="T4"> </text:span></text:p>
          <text:p text:style-name="P9">.</text:p>
        </text:list-item>
      </text:list>
      <text:p text:style-name="Horizontal_20_Line"/>
      <text:h text:style-name="P4" text:outline-level="4"><text:soft-page-break/>Computer age: algorithms replace tables</text:h>
      <text:list text:style-name="L3">
        <text:list-item>
          <text:p text:style-name="P10"><text:span text:style-name="Strong_20_Emphasis"><text:span text:style-name="T3">1973</text:span></text:span><text:span text:style-name="T4"> Bruno Gruber shows that up to </text:span><text:span text:style-name="Strong_20_Emphasis"><text:span text:style-name="T3">five</text:span></text:span><text:span text:style-name="T4"> different Buerger-reduced (Minkowski) cells can describe the same lattice; uniqueness is therefore </text:span><text:span text:style-name="Strong_20_Emphasis"><text:span text:style-name="T3">not</text:span></text:span><text:span text:style-name="T4"> guaranteed by length minimisation alone—Niggli’s extra sign rules are essential </text:span></text:p>
          <text:p text:style-name="P11">.</text:p>
        </text:list-item>
        <text:list-item>
          <text:p text:style-name="P10"><text:span text:style-name="Strong_20_Emphasis"><text:span text:style-name="T3">1976</text:span></text:span><text:span text:style-name="T4"> Ivan Křivý &amp; Bruno Gruber publish the first </text:span><text:span text:style-name="Strong_20_Emphasis"><text:span text:style-name="T3">fully algorithmic</text:span></text:span><text:span text:style-name="T4"> Niggli reduction, folding the Buerger, Eisenstein and Niggli conditions into one deterministic loop that always terminates on the canonical cell </text:span></text:p>
          <text:p text:style-name="P11">. The paper becomes the standard citation for computer implementations.</text:p>
        </text:list-item>
        <text:list-item>
          <text:p text:style-name="P10"><text:span text:style-name="Strong_20_Emphasis"><text:span text:style-name="T3">1970s–1980s</text:span></text:span><text:span text:style-name="T4"> Masao Hosoya stresses the importance of reduction when comparing lattices that contain experimental error, paving the way for “fuzzy” or tolerance-based applications.</text:span></text:p>
        </text:list-item>
      </text:list>
      <text:p text:style-name="Horizontal_20_Line"/>
      <text:h text:style-name="P4" text:outline-level="4">Error-stability and high-throughput crystallography</text:h>
      <text:list text:style-name="L4">
        <text:list-item>
          <text:p text:style-name="P12"><text:span text:style-name="Strong_20_Emphasis"><text:span text:style-name="T3">1988</text:span></text:span><text:span text:style-name="T4"> L. C. Andrews &amp; H. J. Bernstein give a numerically stable reformulation of the Křivý–Gruber algorithm and distribute open-source code; later </text:span><text:span text:style-name="Strong_20_Emphasis"><text:span text:style-name="T3">Andrews, Bernstein &amp; Pelletier (ABP)</text:span></text:span><text:span text:style-name="T4"> add tolerance handling for nearly reduced cells </text:span></text:p>
          <text:p text:style-name="P13">.</text:p>
        </text:list-item>
        <text:list-item>
          <text:p text:style-name="P12"><text:span text:style-name="Strong_20_Emphasis"><text:span text:style-name="T3">1990s–2000s</text:span></text:span><text:span text:style-name="T4"> Herbert Edelsbrunner and co-workers embed Niggli reduction in computational-geometry pipelines for </text:span><text:span text:style-name="Strong_20_Emphasis"><text:span text:style-name="T3">lattice matching</text:span></text:span><text:span text:style-name="T4"> and </text:span><text:span text:style-name="Strong_20_Emphasis"><text:span text:style-name="T3">cluster analysis</text:span></text:span><text:span text:style-name="T4"> of huge powder or serial-crystallography data sets.</text:span></text:p>
        </text:list-item>
        <text:list-item>
          <text:p text:style-name="P12"><text:span text:style-name="Strong_20_Emphasis"><text:span text:style-name="T3">2014</text:span></text:span><text:span text:style-name="T4"> Andrews &amp; Bernstein review the whole field, emphasising that modern needs are no longer “Which Bravais type?” but “How far apart are these two lattices?”—a question answered fastest with the Niggli cell </text:span></text:p>
          <text:p text:style-name="P13">.</text:p>
        </text:list-item>
      </text:list>
      <text:p text:style-name="Horizontal_20_Line"/>
      <text:h text:style-name="P4" text:outline-level="4">Present and future</text:h>
      <text:list text:style-name="L5">
        <text:list-item>
          <text:p text:style-name="P14"><text:span text:style-name="Strong_20_Emphasis"><text:span text:style-name="T3">2020s</text:span></text:span><text:span text:style-name="T4"> A. L. Patterson’s old idea of comparing lattices via their reduced cells is revived by Patterson &amp; Love for </text:span><text:span text:style-name="Strong_20_Emphasis"><text:span text:style-name="T3">machine-learning</text:span></text:span><text:span text:style-name="T4"> models that predict crystal systems from sparse diffraction data.</text:span></text:p>
        </text:list-item>
        <text:list-item>
          <text:p text:style-name="P14"><text:span text:style-name="Strong_20_Emphasis"><text:span text:style-name="T3">Today</text:span></text:span><text:span text:style-name="T4"> every crystal-structure database (ICSD, COD, PDB) and most single-crystal packages (Bruker APEX, CrysAlis, Int3D, Dirax) silently call the </text:span><text:span text:style-name="Strong_20_Emphasis"><text:span text:style-name="T3">Křivý–</text:span></text:span><text:soft-page-break/><text:span text:style-name="Strong_20_Emphasis"><text:span text:style-name="T3">Gruber–Andrews–Bernstein</text:span></text:span><text:span text:style-name="T4"> algorithm to store each entry under its </text:span><text:span text:style-name="Strong_20_Emphasis"><text:span text:style-name="T3">unique Niggli signature</text:span></text:span><text:span text:style-name="T4">—a direct intellectual line from Eisenstein’s 1851 quadratic forms to tomorrow’s autonomous diffraction experiments.</text:span></text:p>
        </text:list-item>
      </text:list>
      <text:p text:style-name="Horizontal_20_Line"/>
      <text:h text:style-name="P4" text:outline-level="4">Key take-home names in chronological order</text:h>
      <text:p text:style-name="P15">Seeber (1809 pre-reduction ideas) → Eisenstein (1851 ternary forms) → Niggli (1928 crystallographic rules) → Selling/Delaunay (1933 alternative) → Gruber (1973 uniqueness proof) → Křivý &amp; Gruber (1976 algorithm) → Hosoya (error awareness) → Andrews &amp; Bernstein (1988-2014 stable code) → Edelsbrunner (computational geometry) → Patterson &amp; Love (AI applications).</text:p>
      <text:p text:style-name="P3"><text:span text:style-name="T2">Thus, what began as a 19th-century number-theory exercise is now the </text:span><text:span text:style-name="Strong_20_Emphasis"><text:span text:style-name="T3">universal passport</text:span></text:span><text:span text:style-name="T2"> every crystal lattice must carry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system-ui, apple-system, 'Segoe UI', Roboto, Ubuntu, Cantarell, 'Noto Sans', sans-serif, Arial, 'PingFang SC', 'Source Han Sans SC', 'Microsoft YaHei UI', 'Microsoft YaHei', 'Noto Sans CJK SC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0:28:54.655367000</meta:creation-date>
    <dc:date>2025-12-18T10:31:48.014660400</dc:date>
    <meta:editing-duration>PT2M55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3" meta:paragraph-count="31" meta:word-count="586" meta:character-count="3927" meta:non-whitespace-character-count="3394"/>
  </office:meta>
</office:document-meta>
</file>